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115%" fo:text-align="justify"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139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paragraph-properties fo:margin-left="0in" fo:margin-right="0in" fo:margin-top="0in" fo:margin-bottom="0.139in" loext:contextual-spacing="false" fo:line-height="115%" fo:text-align="justify" style:justify-single-word="false" fo:keep-together="auto" fo:orphans="2" fo:widows="2" fo:text-indent="0in" style:auto-text-indent="false" fo:padding="0in" fo:border="none" fo:keep-with-next="auto"/>
      <style:text-properties style:font-name="Arial" fo:font-size="11pt" style:font-name-asian="Arial1" style:font-size-asian="11pt" style:font-name-complex="Arial1" style:font-size-complex="11pt"/>
    </style:style>
    <style:style style:name="P4" style:family="paragraph" style:parent-style-name="Standard" style:master-page-name="Standard">
      <style:paragraph-properties fo:margin-left="0in" fo:margin-right="0in" fo:margin-top="0in" fo:margin-bottom="0.139in" loext:contextual-spacing="false" fo:line-height="115%" fo:text-align="justify" style:justify-single-word="false" fo:keep-together="auto" fo:orphans="2" fo:widows="2" fo:text-indent="0in" style:auto-text-indent="false" style:page-number="1" fo:padding="0in" fo:border="none" fo:keep-with-next="auto"/>
    </style:style>
    <style:style style:name="T1" style:family="text">
      <style:text-properties style:font-name="Arial" fo:font-size="11pt" style:font-name-asian="Arial1" style:font-size-asian="11pt"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text:span><text:span text:style-name="T2">ravity Falls</text:span></text:p>
      <text:p text:style-name="P2"/>
      <text:p text:style-name="P1"><text:span text:style-name="T2">Gravity Falls to amerykański serial animowany, stworzony przez Alexa Hirscha, który nieźle namieszał mi w głowie. Znalazłem go przypadkiem na forum poświęconym naszym ulubionym kucykom i od razu się w nim zakochałem. Nie spodziewałem się, że bajka Disneya może pochwalić się niesamowitym klimatem, masą sekreTów oraz fantastyczną fabułą. A jednak…</text:span></text:p>
      <text:p text:style-name="P1"><text:span text:style-name="T2">I must hide this </text:span><text:span text:style-name="T1">Journal</text:span><text:span text:style-name="T2">…</text:span></text:p>
      <text:p text:style-name="P1"><text:span text:style-name="T2">Co prawda zdaję sobie sprawę z tego, że to nie nowość, ale i tak opis fabuły będzie szczątkowy. Po prostu nie chcę zdradzić zbyt wiele (kto wie, może czyta to ktoś, kto nie oglądał tego małego arcydzieła?). Akcja serialu rozgrywa się w tytułowym Gravity Falls, małym amerykańskim miasteczku położonym w stanie Oregon. Głównymi bohaterami są typowe „prawie-nastolatki”, bliźnięta Dipper oraz Mabel Pines. Rodzice uznali, że przyda im się odpoczynek od wszelkiego rodzaju ekranów oRaz odrobina świeżego powietrza. W związku z tym wysłali ich na wakacje do „wujka” Stana (great uncle – dziadek wujeczny), który zamienił swój dom w tzw. Chatę Tajemnic. Ta istna „pułapka turystyczna”, pękając</text:span><text:span text:style-name="T1">a</text:span><text:span text:style-name="T2"> w szwach od fałszywych atrakcji, jakimś cudem przyciągała tłumy naiwnych turystów.</text:span></text:p>
      <text:p text:style-name="P1"><text:span text:style-name="T2">Wszystko wskazywało na to, że będzie to wyjątkowo nudne lato. Bo czego spodziewać się po mieszkaniu w małej chacie położonej dosłownie w lesie? Na pewno nie niezapomnianych przygód, które będzie się opowiadać wnukom, a w które to będą wierzyły do piątego roku życia. A jednak… Szybko bowiem okazało się, że Gravity Falls to niezwykłe miejsce pełne sekretów oraz tajemnic. Największą z nich jest tożsamość autora/ki dziennika, który Dipper przez przypadek znalazł w lesie. Znajdowały się w nim opisy dziwacznych stworzeń (gnomy, dUchy, wróżki), zjawisk paranormalnych, a nawet potężne zaklęcia pozwalające np. przywołać zombie.</text:span></text:p>
      <text:p text:style-name="P1"><text:span text:style-name="T2">Fabuła Gravity Falls to istny rollercoaster, szalona przejażdżka z opaską na oczach. Przez prawie cały pierwszy sezon wjeżdżamy powoli pod górkę i nic nie zapowiada nadchodzących atrakcji. Po kilkunastu spokojnych odcinkach zacząłem mieć pewne wątpliwości. Myślałem sobie: „i to ma być ta niesamowita historia, którą mi obiecano?”. Na szczęście w pewnym momencie wagonik zaczął pędzić w dół. Akcja nabrała tempa, nie zabrakło fantastycznych zwrotów akcji, ale i nudniejszych sekcji. I tak jak w kolejce górskiej, po skończonej przejażdżce żałowałem, że to już koniec.</text:span></text:p>
      <text:p text:style-name="P1"><text:span text:style-name="T2">…before HE finds it!</text:span></text:p>
      <text:p text:style-name="P1"><text:span text:style-name="T2">Jedną z największych zalet serialu jest umiejętne dawkowanie informacji. Już w pierwszym odcinku pojawia się scena, która jaSno „mówi”, że coś jest na rzeczy. Ba, w samej czołówce na ułamek sekundy wyświetla się pewien tajemniczy symbol. Co oznacza? I dlaczego wszędzie go pełno (dywan, okno, domek z patyczków)? A to dopiero początek. Drugi sezon jest pod tym względem jeszcze lepszy, ponieważ epizody popychające fabułę do przodu przeplatają się z tymi luźniejszymi. Zdaję sobie jednak sprawę, że dla wielu osób taki zabieg będzie ogromną wadą. Jeśli ja miałbym się do czegoś przyczepić, to do kilku nudnych odcinków („Bottomless Pit”, „Little Gift Shop of Horrors”). Jest też pewna dziura w fabule. Niejaki Blendin mógł w dość łatwy sposób zapobiec temu, co stało się w finale. Cała reszta to czyste złoTo.</text:span></text:p>
      <text:p text:style-name="P1"><text:span text:style-name="T2">Warto wspomnieć o ciekawych postaciach, które przechodzą większą lub mniejszą przemianę. Pacifica, córka lokalnego milionera, to początkowo wredna jędza, która wyżywa się na słabszych (biedniejszych), ale w pewnym momencie zrozumiałem jej zachowanie i zacząłem współczuć. Niestety, nie wszystkie zmiany są na plus. Mam tu na myśli Wendy, obiekt westchnień Dippera. Twórcy uznali, że w drugim sezonie powinna odegrać dużo większą rolę. Niestety, przeskok jest dość nienaturalny i zbyt gwałtowny. Nie jest to może jakaś wielka wada, ale mimo wszystko trochę przeszkadza.</text:span></text:p>
      <text:p text:style-name="P1"><text:span text:style-name="T2">A właśnie, postacie. Zgodzicie się chyba, że porządnie napisani oraz dobrze „zagrani” bohaterowie to jeden z filarów dobrego serialu? Na szczęście twórcy o tym wiedzieli i odwalili kawał dobrej roboty. Co prawda nie da się o nich książki napisać, ale nie są też płaskimi, jednowymiarowymi „ludzikami”. Kilka słów o moich ulubieńcach. Pomijając genialnego antagonistę (o którym za chwilę), najbardziej przypadli mi do gustu Stan, Mabel oraz stary McGucket. Ten ostatni to chyba najciekawsza osobowość ze wszystkich. Jego tragiczna przeszłość została szerzej opisana w oficjalnej książce i świetnie uzupełnia wydarzenia z serialu. Żeby nie zdradzić zbyt wiele, napiszę jedynie, że wbrew pozorom to jedna z najbardziej znaczących postaci. Gdyby nie on… A mniejsza o to, przejdźmy do „tego złego”.</text:span></text:p>
      <text:p text:style-name="P1"><text:span text:style-name="T2">Bill, bo tak się nazywa, pojawia się raptem kilka razy, ale zawsze robi to w wielkim stylu. Warto zaznaczyć, że to naprawdę cwana bestia, specjalizująca się w zawieraniu korzystnych dla siebie umów oraz wykorzystywaniu ludzkiej naiwności. Co ciekawe, antagonista jest genialnym oszustem, ale nie kłamcą. Ba, jest na tyle honorowy, że zawsze wywiązuje się ze swojej części umowy. Ktoś, kto oglądał serial, zapewne pomyśli sobie teraz „czekaj, co? Odbiło ci?”. Możliwe, ale zwróćcie, proszę, uwagę na perfekcyjny dobór słów. Chciałbym napisać kilka przykładów, ale zdradziłbym zbyt wiele. Zapraszam na forum do odpowiedniego wątku.</text:span></text:p>
      <text:p text:style-name="P1"><text:span text:style-name="T2">!EGASSEM SDRAWKCAB</text:span></text:p>
      <text:p text:style-name="P1"><text:span text:style-name="T2"><text:tab/>Jedną z rzeczy, za które uwielbiam ten serial, są sekrety. Gravity Falls pęka w szwach od kodów, ukrytych wiadomości oraz nawiązań (automat z grą NORT, wróżka mówiąca „hey, listen!”, plantir z Władcy Pierścieni i inne). Na końcu każdego odcinka na kilka sekuNd pojawia się zaszyfrowana wiadomość. Aby ją odczytać, należy użyć jednego z istniejących w rzeczywistości kodów. Początkowo jest to dziecinnie łatwy cezar, ale z czasem dochodzą atbash, a1z26, a nawet vigenere. Mało tego, w kilku miejscach użyto zmyślonego alfabetu, zaś niektóre wypowiedzi nagrano wspak (szept na końcu intro to odwrócona wiadomość!) Jeśli myślicie, że to koniec, to jesteście w błędzie. W drugim sezonie autorzy podnieśli poprzeczkę i dodali coś jeszcze, fragmenty większego obrazka, pojawiające się tuż po napisach końcowych. Wystarczy zrobić screeny i poskładać je do kupy oraz rozszyfrować tekst. „Łatwizna”, prawda?</text:span></text:p>
      <text:p text:style-name="P1"><text:span text:style-name="T2">Kolejną ogromną zaletą jest spójność oraz ciągłość wydarzeń. I nie chodzi tu tylko o główny wątek fabularny, ale wiele drobnostek, takich jak „pozostałości” z poprzednich epizodów. Przykładowo w jednym z nich pewien mieszkaniec nie może zdecydować się, którą koszulkę kupić (z pumą, czy z panterą). Kilka odcinków później okazuje się, że wziął obie i zrobił z nich jedną (pumtera?). Takich drobnostek jest masa.</text:span></text:p>
      <text:p text:style-name="P1"><text:span text:style-name="T2">Nie mógłbym nie wspomnieć o pewnej bardzo istotnej rzeczy. Niemal na każdym kroku czuć, że Gravity Falls powstawało z ogrOmną pasją, a nie tylko chęcią napchania portfela </text:span><text:span text:style-name="T1">Disneyowi</text:span><text:span text:style-name="T2">. Ekipa wielokrotnie umieszczała siebie nawzajem w serialu, kilka postaci to istne odpowiedniki członków rodziny Alexa (Stan, Mabel), zaś wiele męskich imion pożyczono od młodocianych miłości siostry bliźniaczki Hirscha, Ariel.</text:span></text:p>
      <text:p text:style-name="P1"><text:span text:style-name="T2">618</text:span></text:p>
      <text:p text:style-name="P1"><text:span text:style-name="T2">Gravity Falls to jeden z tych seriali, który zyskuje na ponownym obejrzeniu. Przy drugim podejściu niektóre rzeczy nabiorą głębszego, a nawet zupełnie nowego znaczenia (rozpacz Stana, zniszczona huśtawka). Zauważymy też więcej sekretów w tle, zaś część wypOwiedzi stanie się bardziej poważna, niż była początkowo. Nie znajdziemy jednak odpowiedzi na wszystkie pytania. Nie dowiemy się chociażby, co oznacza wszędobylska liczba „618” oraz jak tak naprawdę nazywa się Dipper. Ta pierwsza to data urodzin twórcy serialu (osiemnasty czerwca), zaś prawdziwe imię „Sosny” znajdziemy w oficjalnej, kanonicznej książce „Gravity Falls: </text:span><text:span text:style-name="T1">Journal</text:span><text:span text:style-name="T2"> 3” („Pdvrq”, cofnijcie o trzy litery).</text:span></text:p>
      <text:p text:style-name="P1"><text:span text:style-name="T2">Wodogrzmoty Małe (o tłumaczeniu za chwilę) najbardziej zaskoczyły mnie znakomitym klimatem oraz dość „mocnymi” scenami. Do tej pory bajki Disneya kojarzyły mi się z wesołą rodzinną rozrywką, wieloma piosenkami oraz ratowaniem księżniczek. A </text:span><text:span text:style-name="T1">tymczasem</text:span><text:span text:style-name="T2"> Alex Hirsch serwuje nam krew kapiącą na podłogę, koszmarną deformację twarzy, tron zbudowany ze spetryfikowanych ludzi czy też ożywione trofea myśliwskie. Nie wiem, jakim cudem Myszka Miki się na to zgodziła. Aha, mamy też dwóch policjantów gejów, ale wyłapią to jedynie nieco starsi widzowie. Dla dzieci będą to po prostu dwie komiczne, fajtłapowate postacie. Atmosfera i fabuła to nie jedyne rzeczy, które mnie zachwyciły. Nie mógłbym nie wspomnieć o znakomitym humorze. Twórcy postawili na absurd (co widać już w pierwszym odcinku), nawiązania oraz żarty sytuacyjne. Nie ma tu poślizgNięć na skórce od banana ani robienia z siebie idioty. Wielki plus.</text:span></text:p>
      <text:p text:style-name="P1"><text:span text:style-name="T2"><text:s/>„Kolega z daszkiem”</text:span></text:p>
      <text:p text:style-name="P1"><text:span text:style-name="T2">Przejdźmy może do polskiej wersji językowej, która jest niestety bardzo słaba. Co prawda dubbing daje radę (uszy nie krwawią), ale daleko mu do oryginału. Polskie głosy są znacznie gorsze, bardziej sztuczne i jakby tego było mało, „udziecinniają” Gravity Falls. Oczywiście można z tym dyskutować, mówić „to kwestia gustu”, ale jest coś, czego nie da się obronić. Mam tu na myśli wręcz karygodne tłumaczenie. Twórcy nie do końca wiedzieli, gdzie rozgrywa się akcja serialu. Raz są to Wodogrzmoty Małe (</text:span><text:span text:style-name="T1">ciekawe nawiązanie do Wodogrzmotów Mickiewicza</text:span><text:span text:style-name="T2">), innym razem Gravity Falls. To samo tyczy się miejsca zamieszkania rodziny </text:span><text:span text:style-name="T1">Pinesów</text:span><text:span text:style-name="T2">. Angielskie „Mystery Shack” ma tutaj dwie wersje: „Grota Tajemnic” oraz „Chata Tajemnic”. Czy za polską wersję odpowiadał</text:span><text:span text:style-name="T1">y</text:span><text:span text:style-name="T2"> dwie różne ekipy?</text:span></text:p>
      <text:p text:style-name="P1"><text:span text:style-name="T2">Najbardziej boli jednak tłumaczenie przezwiska Dippera, którego używa antagonista. Ktoś wpadł na „genialny” pomysł, aby pinetree (sosna) zamienić na „kolegę z daszkiem”, „dzieciaka” czy innego „knypka”. Każdy, kto obejrzał serial, wie, że chodzi tu o coś więcej niż ksywkę. Nie rozumiem też zmieniania nazwy serialu na coś, co brzmi jak połączenie trzech losowych wyrazów, tym bardziej że słowa „gravity falls” pojawiają się w pewnej przepowiedni. Ofiarą tłumaczy padły także niektóre nazwiska: Cipher (Cyferka) oraz</text:span><text:span text:style-name="T1"> </text:span><text:span text:style-name="T2">Northwest (Północni). Mówiąc krótko, moim zdaniem ekipa pozwoliła sobie na zbyt wiele i trochę ich poniosło. Żeby nie było, pewne rzeczy mi się podobają. Doskonale rozumiem zmianę imienia Waddlesa (świński pupil Mabel) na „Naboki”. Oryginał jest dość trudny do wymówienia nawet dla starszEgo widza. Podsumowując, </text:span><text:span text:style-name="T1">dubbing</text:span><text:span text:style-name="T2"> jest dobry tylko dla kogoś, kto nie zna angielskiego lub nie potrafi czytać. Serdecznie odradzam.</text:span></text:p>
      <text:p text:style-name="P1"><text:span text:style-name="T2">See you next summer!</text:span></text:p>
      <text:p text:style-name="P1"><text:span text:style-name="T2">No dobrze, a co zrobić po obejrzeniu wszystkich odcinków i złamaniu każdego kodu? Czy jest coś więcej? Owszem. Wspominałem już o znakomitej książce „Gravity Falls: </text:span><text:span text:style-name="T1">Journal</text:span><text:span text:style-name="T2"> 3”. Niestety, została wydana tylko po angielsku i kosztuje około stu złotych, ale warto po nią sięgnąć. To swego rodzaju replika serialowego dziennika, w której znajdziemy między innymi historię autora/ki, opisy wielu dziwacznych rzeczy, ale i też mnóstwo szyfrów. Całość znakomicie rozszerza i tak rozbudowaną historię. Polecam! Posiadacze konsol z „rodziny” Nintendo 3DS mogą, ale nie powinni, sięgnąć po grę „Gravity Falls: Legend of the Gnome Gemulets”. To nudna, zbyt łatwa i monotonna platformówka, która przypomina darmowe gry na Androida. Szkoda czasu i pieniędzy. Na koniec wspomnę o komiksie, który pod koniec lipca trafi do sklepów. Za scenariusz odpowiada sam Alex Hirsch, dlatego jestem spokojny o poziom humoru czy fabułę. Mam tylko nadzieję, że nie zabraknie tego, co fani uwielbiają najbardziej – kodów, nawiązań i ukrytych przekazów.</text:span></text:p>
      <text:p text:style-name="P1"><text:span text:style-name="T2">Pora na podsumowanie. Gravity Falls to jeden z najlepszych seriali animowanych, jakie kiedykolwiek powstały. Opowiada znakomitą, zapadającą w pamięć historię, bawi i wzrusza (scena powrotu do domu). Co prawda bywa nudny, nie zabrakło drobnych „technicznych błędów”, ale jako całość jest niemal perfekcyjny. Spodoba się przede wszystkim miłośnikom konspiracji, teorii spiskowych oraz zjawisk paranormalnych. Najlepsze jest jednak to, że oferuje naprawdę wiele. Warto do niego wracać, żeby własnoręcznie łamać te wszystkie szyfry, czy też szukać ukrytych wiadomości. A skoro o nich mowa, to jedną znajdziecie gdzieś w tekście. Udało się wam ją wyłapać? Podpowiedź, duże litery w środku wyrazów. I pamiętajcie… Rzeczywistość to iluzja, wszechświat to hologram, kupujcie złoto, paaa!</text:span></text:p>
      <text:p text:style-name="P3"><text:soft-page-break/></text:p>
      <text:p text:style-name="P1"><text:span text:style-name="T1">Baner</text:span></text:p>
      <text:p text:style-name="P1"><text:a xlink:type="simple" xlink:href="https://i.imgur.com/Po9JDJ1.jpg" text:style-name="Internet_20_link" text:visited-style-name="Visited_20_Internet_20_Link"><text:span text:style-name="T3">https://i.imgur.com/Po9JDJ1.jpg</text:span></text:a></text:p>
      <text:p text:style-name="P1"><text:span text:style-name="T1">Screeny</text:span></text:p>
      <text:p text:style-name="P1"><text:a xlink:type="simple" xlink:href="https://i.imgur.com/WKuy3HL.jpg" text:style-name="Internet_20_link" text:visited-style-name="Visited_20_Internet_20_Link"><text:span text:style-name="T3">https://i.imgur.com/WKuy3HL.jpg</text:span></text:a></text:p>
      <text:p text:style-name="P1"><text:a xlink:type="simple" xlink:href="https://i.imgur.com/dI5cBUV.jpg" text:style-name="Internet_20_link" text:visited-style-name="Visited_20_Internet_20_Link"><text:span text:style-name="T3">https://i.imgur.com/dI5cBUV.jpg</text:span></text:a></text:p>
      <text:p text:style-name="P1"><text:a xlink:type="simple" xlink:href="https://i.imgur.com/c8RLU99.jpg" text:style-name="Internet_20_link" text:visited-style-name="Visited_20_Internet_20_Link"><text:span text:style-name="T3">https://i.imgur.com/c8RLU99.jpg</text:span></text:a></text:p>
      <text:p text:style-name="P1"><text:a xlink:type="simple" xlink:href="https://i.imgur.com/DoH2B2h.jpg" text:style-name="Internet_20_link" text:visited-style-name="Visited_20_Internet_20_Link"><text:span text:style-name="T3">https://i.imgur.com/DoH2B2h.jpg</text:span></text:a></text:p>
      <text:p text:style-name="P1"><text:a xlink:type="simple" xlink:href="https://i.imgur.com/a7pa2JK.jpg" text:style-name="Internet_20_link" text:visited-style-name="Visited_20_Internet_20_Link"><text:span text:style-name="T3">https://i.imgur.com/a7pa2JK.jpg</text:span></text:a></text:p>
      <text:p text:style-name="P1"><text:a xlink:type="simple" xlink:href="https://i.imgur.com/7TNOzB9.jpg" text:style-name="Internet_20_link" text:visited-style-name="Visited_20_Internet_20_Link"><text:span text:style-name="T3">https://i.imgur.com/7TNOzB9.jp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pl" fo:country="PL" style:letter-kerning="tru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pl" fo:country="PL" style:letter-kerning="tru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1784" meta:character-count="12262" meta:non-whitespace-character-count="10507"/>
    <meta:generator>LibreOfficeDev/5.1.0.3$Linux_X86_64 LibreOffice_project/</meta:generator>
  </office:meta>
</office:document-meta>
</file>